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Everson Mono', FreeMono, Menlo, Terminal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f92" officeooo:paragraph-rsid="001bcf92"/>
    </style:style>
    <style:style style:name="P2" style:family="paragraph" style:parent-style-name="Standard">
      <style:text-properties officeooo:rsid="001bdd73" officeooo:paragraph-rsid="001bdd73"/>
    </style:style>
    <style:style style:name="P3" style:family="paragraph" style:parent-style-name="Standard">
      <style:text-properties officeooo:rsid="001c54f0" officeooo:paragraph-rsid="001c54f0"/>
    </style:style>
    <style:style style:name="P4" style:family="paragraph" style:parent-style-name="Standard">
      <style:text-properties officeooo:rsid="001d7e80" officeooo:paragraph-rsid="001d7e80"/>
    </style:style>
    <style:style style:name="P5" style:family="paragraph" style:parent-style-name="Standard">
      <style:text-properties officeooo:rsid="001da141" officeooo:paragraph-rsid="001da141"/>
    </style:style>
    <style:style style:name="T1" style:family="text">
      <style:text-properties fo:font-variant="normal" fo:text-transform="none" fo:color="#f0f0f0" style:font-name="DejaVu Sans Mon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ing an loading the data</text:p>
      <text:p text:style-name="P1"/>
      <text:p text:style-name="P2">if you want to read all the files in a directory along with location and name of the files.</text:p>
      <text:p text:style-name="P1"/>
      <text:p text:style-name="P1">var x = sc.wholeTextFiles("data/wholetextfile")</text:p>
      <text:p text:style-name="P1">x.count </text:p>
      <text:p text:style-name="P1">x.map(y=&gt;y._1).collect </text:p>
      <text:p text:style-name="P1">x.map(y=&gt;y._2) </text:p>
      <text:p text:style-name="P1">x.map(y=&gt;y._2.split("\n")) </text:p>
      <text:p text:style-name="P1">x.flatMap(y=&gt;y._2.split("\n")).take(2) </text:p>
      <text:p text:style-name="P1">x.flatMap(y=&gt;y._2.split("\n")).count </text:p>
      <text:p text:style-name="P1"/>
      <text:p text:style-name="P3">You can also read the desired files using the wild cards.</text:p>
      <text:p text:style-name="P3">var x = sc.textFile("data/wholetextfile/wordcount*.txt") </text:p>
      <text:p text:style-name="P3">x.count </text:p>
      <text:p text:style-name="P3"/>
      <text:p text:style-name="P4">Saving the data to output directory</text:p>
      <text:p text:style-name="P4">x.flatMap(x=&gt;x.split(" ")).map(x=&gt;(x,1)).reduceByKey((a,b)=&gt;a+b).saveAsTextFile("data/sparkout") </text:p>
      <text:p text:style-name="P4"/>
      <text:p text:style-name="P4">if the directory already exists, it will give error.</text:p>
      <text:p text:style-name="P4"/>
      <text:p text:style-name="P5">Sequence file</text:p>
      <text:p text:style-name="P5">x.flatMap(x=&gt;x.split(" ")).map(x=&gt;(x,1)).reduceByKey((a,b)=&gt;a+b).saveAsSequenceFile("data/sparkseqout") </text:p>
      <text:p text:style-name="P5"/>
      <text:p text:style-name="P5">sc.sequenceFile("data/sparkseqout",classOf[org.apache.hadoop.io.Text],classOf[org.apache.hadoop.io.IntWritable]).map(x=&gt;x._1 + " : " + x._2).coll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Everson Mono', FreeMono, Menlo, Terminal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58:36.214000000</meta:creation-date>
    <dc:date>2018-11-20T00:37:15.307000000</dc:date>
    <meta:editing-duration>PT1H8M27S</meta:editing-duration>
    <meta:editing-cycles>5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8" meta:word-count="78" meta:character-count="886" meta:non-whitespace-character-count="815"/>
  </office:meta>
</office:document-meta>
</file>